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co23" style:family="table-column">
      <style:table-column-properties fo:break-before="auto" style:column-width="5.846cm"/>
    </style:style>
    <style:style style:name="co24" style:family="table-column">
      <style:table-column-properties fo:break-before="auto" style:column-width="9.257cm"/>
    </style:style>
    <style:style style:name="co25" style:family="table-column">
      <style:table-column-properties fo:break-before="auto" style:column-width="6.70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ro8" style:family="table-row">
      <style:table-row-properties style:row-height="0.596cm" fo:break-before="auto" style:use-optimal-row-height="true"/>
    </style:style>
    <style:style style:name="ro9" style:family="table-row">
      <style:table-row-properties style:row-height="4.563cm" fo:break-before="auto" style:use-optimal-row-height="true"/>
    </style:style>
    <style:style style:name="ro10" style:family="table-row">
      <style:table-row-properties style:row-height="3.089cm" fo:break-before="auto" style:use-optimal-row-height="true"/>
    </style:style>
    <style:style style:name="ro11" style:family="table-row">
      <style:table-row-properties style:row-height="2.071cm" fo:break-before="auto" style:use-optimal-row-height="true"/>
    </style:style>
    <style:style style:name="ro12" style:family="table-row">
      <style:table-row-properties style:row-height="2.561cm" fo:break-before="auto" style:use-optimal-row-height="true"/>
    </style:style>
    <style:style style:name="ro13" style:family="table-row">
      <style:table-row-properties style:row-height="1.0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/>
      <style:text-properties fo:font-size="12pt"/>
    </style:style>
    <style:style style:name="ce3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ce45" style:family="table-cell" style:parent-style-name="Default">
      <style:text-properties fo:font-size="14pt" fo:font-weight="bold"/>
    </style:style>
    <style:style style:name="ce46" style:family="table-cell" style:parent-style-name="Default">
      <style:table-cell-properties fo:border="0.002cm solid #000000"/>
      <style:text-properties fo:font-size="12pt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4" office:value-type="string">
            <text:p>label</text:p>
          </table:table-cell>
          <table:table-cell table:style-name="ce4" office:value-type="string">
            <text:p>TEXT</text:p>
          </table:table-cell>
          <table:table-cell table:style-name="ce11" office:value-type="string">
            <text:p>A user-defined label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identifier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A unique textual identifier, in the form label:/value. One possible form is UUID (uuid:/abcde-12345)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6551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mag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7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3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ategory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: Image, Video/audio or other</text:p>
          </table:table-cell>
          <table:table-cell table:style-name="ce15" office:value-type="string">
            <text:p>File suffix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2">
          <table:table-cell table:style-name="ce19" office:value-type="string">
            <text:p>modificationDate</text:p>
          </table:table-cell>
          <table:table-cell table:style-name="ce19" office:value-type="string">
            <text:p>DATETIME</text:p>
          </table:table-cell>
          <table:table-cell table:style-name="ce29" office:value-type="string">
            <text:p>modification date at the time of creation of the Haar hash</text:p>
          </table:table-cell>
          <table:table-cell table:style-name="ce34" office:value-type="string">
            <text:p>File system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2">
          <table:table-cell table:style-name="ce20" office:value-type="string">
            <text:p>uniqueHash</text:p>
          </table:table-cell>
          <table:table-cell table:style-name="ce20" office:value-type="string">
            <text:p>TEXT</text:p>
          </table:table-cell>
          <table:table-cell table:style-name="ce30" office:value-type="string">
            <text:p>uniqueHash (see table Images) at the time of creation of the Haar hash</text:p>
          </table:table-cell>
          <table:table-cell table:style-name="ce34" office:value-type="string">
            <text:p>Dimg, file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3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8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31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7"/>
          <table:table-cell table:style-name="ce38" office:value-type="string">
            <text:p>image management</text:p>
          </table:table-cell>
          <table:table-cell table:style-name="ce39" table:number-columns-repeated="250"/>
        </table:table-row>
        <table:table-row table:style-name="ro6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created</text:p>
          </table:table-cell>
          <table:table-cell table:style-name="ce35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31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3" office:value-type="string" table:number-columns-spanned="2" table:number-rows-spanned="1">
            <text:p>Exif.Image.Orientation, Minolta Makernotes, tiff:Orientation</text:p>
          </table:table-cell>
          <table:covered-table-cell table:style-name="ce23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format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The file format of the Image. A three or four letter code, see below for a list of standardized formats</text:p>
          </table:table-cell>
          <table:table-cell table:style-name="ce15" office:value-type="string">
            <text:p>from Dimg information or other source.</text:p>
          </table:table-cell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3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3" table:number-columns-repeated="2"/>
          <table:table-cell table:style-name="ce12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3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2" office:value-type="string">
            <text:p>Exif.Image.Make, tiff:Make</text:p>
          </table:table-cell>
          <table:table-cell table:style-name="ce2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3" office:value-type="string">
            <text:p>Exif.Image.Model, tiff:Model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lens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ype of lens</text:p>
          </table:table-cell>
          <table:table-cell table:style-name="ce23" office:value-type="string">
            <text:p>diverse, non-standardized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4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3" office:value-type="string">
            <text:p>Exif.Photo.FNumber or Exif.Photo.ApertureValue (converted from APEX)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3" office:value-type="string">
            <text:p>Exif.Photo.FocalLengt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3" office:value-type="string">
            <text:p>Exif.Photo.FocalLengthIn35mmFil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7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3" office:value-type="string">
            <text:p>Exif.Photo.ExposureTime or Exif.Photo.ShutterSpeedValue (converted from APEX)</text:p>
            <text:p/>
          </table:table-cell>
          <table:table-cell table:style-name="ce23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Progra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3" office:value-type="string">
            <text:p>"Exif.Photo.ISOSpeedRatings" "Exif.Photo.ExposureIndex"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Flas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WhiteBal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whiteBalanceColorTempertur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olor temperature in K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40" table:number-columns-repeated="250"/>
        </table:table-row>
        <table:table-row table:style-name="ro3">
          <table:table-cell table:style-name="ce21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Metering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32" office:value-type="string">
            <text:p>in m</text:p>
          </table:table-cell>
          <table:table-cell table:style-name="ce36" office:value-type="string">
            <text:p>Exif.Photo.SubjectDist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3">
          <table:table-cell table:style-name="ce21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SubjectDistanceRang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22" office:value-type="string">
            <text:p>referred image id</text:p>
          </table:table-cell>
          <table:table-cell table:number-columns-repeated="2" table:style-name="ce22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at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at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long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ong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altitude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in m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3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accuracy</text:p>
          </table:table-cell>
          <table:table-cell table:style-name="ce23" office:value-type="string">
            <text:p>REAL </text:p>
          </table:table-cell>
          <table:table-cell table:style-name="ce23" office:value-type="string">
            <text:p>Estimated accuracy of the position (in m)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3">
          <table:table-cell table:style-name="ce23" office:value-type="string">
            <text:p>description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Description of the location on a map</text:p>
          </table:table-cell>
          <table:table-cell table:style-name="ce23" office:value-type="string">
            <text:p>GPX or KML file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4" office:value-type="string">
            <text:p>id</text:p>
          </table:table-cell>
          <table:table-cell table:style-name="ce22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languag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3" office:value-type="string">
            <text:p>author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date</text:p>
          </table:table-cell>
          <table:table-cell table:style-name="ce23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comment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extra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5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2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3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5">
          <table:table-cell table:number-columns-repeated="256"/>
        </table:table-row>
        <table:table-row table:style-name="ro1">
          <table:table-cell table:style-name="ce25" office:value-type="string">
            <text:p>"Internal enums" are defined in the files libs/database/albuminfo.h, libs/dimg/dimg.h</text:p>
          </table:table-cell>
          <table:table-cell table:number-columns-repeated="255"/>
        </table:table-row>
        <table:table-row table:style-name="ro5">
          <table:table-cell table:number-columns-repeated="256"/>
        </table:table-row>
        <table:table-row table:style-name="ro4">
          <table:table-cell table:style-name="ce26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N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TIFF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PM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2K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2">
          <table:table-cell table:style-name="ce26" office:value-type="string">
            <text:p>RAW-*</text:p>
          </table:table-cell>
          <table:table-cell table:style-name="ce26" office:value-type="string">
            <text:p>For Raw formats, the file suffix is appended</text:p>
            <text:p><text:s/>in upper case after the hyphen: «RAW-MRW»</text:p>
          </table:table-cell>
          <table:table-cell table:style-name="ce33"/>
          <table:table-cell table:style-name="ce26" table:number-columns-repeated="253"/>
        </table:table-row>
        <table:table-row table:style-name="ro5" table:number-rows-repeated="6542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23" office:value-type="string">
            <text:p>tagId</text:p>
          </table:table-cell>
          <table:table-cell table:style-name="ce23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5" table:number-rows-repeated="2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5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5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5" table:number-rows-repeated="6551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3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3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3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21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5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3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3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3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3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3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office:forms form:automatic-focus="false" form:apply-design-mode="false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7" table:number-columns-repeated="251" table:default-cell-style-name="ce26"/>
        <table:table-row table:style-name="ro1">
          <table:table-cell table:number-columns-repeated="256"/>
        </table:table-row>
        <table:table-row table:style-name="ro8">
          <table:table-cell table:style-name="ce43" office:value-type="string">
            <text:p>Mapping of metadata in the ImageCopyright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By-line</text:p>
          </table:table-cell>
          <table:table-cell office:value-type="string">
            <text:p>Author</text:p>
          </table:table-cell>
          <table:table-cell office:value-type="string">
            <text:p>Creator</text:p>
          </table:table-cell>
          <table:table-cell office:value-type="string">
            <text:p>dc:creator</text:p>
          </table:table-cell>
          <table:table-cell office:value-type="string">
            <text:p>creato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redit</text:p>
          </table:table-cell>
          <table:table-cell office:value-type="string">
            <text:p>-</text:p>
          </table:table-cell>
          <table:table-cell office:value-type="string">
            <text:p>photoshop:credit</text:p>
          </table:table-cell>
          <table:table-cell office:value-type="string">
            <text:p>provide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opyright Notice</text:p>
          </table:table-cell>
          <table:table-cell office:value-type="string">
            <text:p>Rights</text:p>
          </table:table-cell>
          <table:table-cell office:value-type="string">
            <text:p>dc:rights</text:p>
          </table:table-cell>
          <table:table-cell office:value-type="string">
            <text:p>copyrightNotice</text:p>
          </table:table-cell>
          <table:table-cell table:number-columns-repeated="251"/>
        </table:table-row>
        <table:table-row table:style-name="ro1">
          <table:table-cell table:number-columns-repeated="3" office:value-type="string">
            <text:p>-</text:p>
          </table:table-cell>
          <table:table-cell office:value-type="string">
            <text:p>xmpRights:UsageTerms</text:p>
          </table:table-cell>
          <table:table-cell office:value-type="string">
            <text:p>rightsUsageTerms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Source</text:p>
          </table:table-cell>
          <table:table-cell office:value-type="string">
            <text:p>-</text:p>
          </table:table-cell>
          <table:table-cell office:value-type="string">
            <text:p>photoshop:source</text:p>
          </table:table-cell>
          <table:table-cell office:value-type="string">
            <text:p>source</text:p>
          </table:table-cell>
          <table:table-cell table:number-columns-repeated="251"/>
        </table:table-row>
        <table:table-row table:style-name="ro1">
          <table:table-cell office:value-type="string">
            <text:p>By-line Title</text:p>
          </table:table-cell>
          <table:table-cell office:value-type="string">
            <text:p>AuthorsPosition</text:p>
          </table:table-cell>
          <table:table-cell office:value-type="string">
            <text:p>-</text:p>
          </table:table-cell>
          <table:table-cell office:value-type="string">
            <text:p>photoshop:AuthorsPosition</text:p>
          </table:table-cell>
          <table:table-cell office:value-type="string">
            <text:p>creatorJobTitle</text:p>
          </table:table-cell>
          <table:table-cell table:number-columns-repeated="251"/>
        </table:table-row>
        <table:table-row table:style-name="ro1">
          <table:table-cell office:value-type="string">
            <text:p>Special Instruction</text:p>
          </table:table-cell>
          <table:table-cell office:value-type="string">
            <text:p>Instructions</text:p>
          </table:table-cell>
          <table:table-cell office:value-type="string">
            <text:p>-</text:p>
          </table:table-cell>
          <table:table-cell office:value-type="string">
            <text:p>photoshop:Instructions</text:p>
          </table:table-cell>
          <table:table-cell office:value-type="string">
            <text:p>instructions</text:p>
          </table:table-cell>
          <table:table-cell table:number-columns-repeated="251"/>
        </table:table-row>
        <table:table-row table:style-name="ro1" table:number-rows-repeated="2">
          <table:table-cell table:style-name="Default" table:number-columns-repeated="2"/>
          <table:table-cell table:number-columns-repeated="254"/>
        </table:table-row>
        <table:table-row table:style-name="ro8">
          <table:table-cell table:style-name="ce43" office:value-type="string">
            <text:p>Mapping of metadata in the ImageProperties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Country/Primary Location Name</text:p>
          </table:table-cell>
          <table:table-cell office:value-type="string">
            <text:p>Country</text:p>
          </table:table-cell>
          <table:table-cell office:value-type="string">
            <text:p>-</text:p>
          </table:table-cell>
          <table:table-cell office:value-type="string">
            <text:p>photoshop:Country</text:p>
          </table:table-cell>
          <table:table-cell office:value-type="string">
            <text:p>country</text:p>
          </table:table-cell>
          <table:table-cell table:number-columns-repeated="251"/>
        </table:table-row>
        <table:table-row table:style-name="ro1">
          <table:table-cell office:value-type="string">
            <text:p>CountryCode/Primary Location Cod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ountryCode</text:p>
          </table:table-cell>
          <table:table-cell office:value-type="string">
            <text:p>countryCode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ity</text:p>
          </table:table-cell>
          <table:table-cell office:value-type="string">
            <text:p>-</text:p>
          </table:table-cell>
          <table:table-cell office:value-type="string">
            <text:p>photostop:City</text:p>
          </table:table-cell>
          <table:table-cell office:value-type="string">
            <text:p>city</text:p>
          </table:table-cell>
          <table:table-cell table:number-columns-repeated="251"/>
        </table:table-row>
        <table:table-row table:style-name="ro1">
          <table:table-cell office:value-type="string">
            <text:p>Sublocation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Location</text:p>
          </table:table-cell>
          <table:table-cell office:value-type="string">
            <text:p>location</text:p>
          </table:table-cell>
          <table:table-cell table:number-columns-repeated="251"/>
        </table:table-row>
        <table:table-row table:style-name="ro1">
          <table:table-cell office:value-type="string">
            <text:p>Province/State</text:p>
          </table:table-cell>
          <table:table-cell office:value-type="string">
            <text:p>State/Province</text:p>
          </table:table-cell>
          <table:table-cell office:value-type="string">
            <text:p>-</text:p>
          </table:table-cell>
          <table:table-cell office:value-type="string">
            <text:p>photoshop:State</text:p>
          </table:table-cell>
          <table:table-cell office:value-type="string">
            <text:p>provinceState</text:p>
          </table:table-cell>
          <table:table-cell table:number-columns-repeated="251"/>
        </table:table-row>
        <table:table-row table:style-name="ro1">
          <table:table-cell office:value-type="string">
            <text:p>Object Attribute Referenc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IntellectualGenre</text:p>
          </table:table-cell>
          <table:table-cell office:value-type="string">
            <text:p>intellectualGenre</text:p>
          </table:table-cell>
          <table:table-cell table:number-columns-repeated="251"/>
        </table:table-row>
        <table:table-row table:style-name="ro1">
          <table:table-cell office:value-type="string">
            <text:p>Original Transmission Reference</text:p>
          </table:table-cell>
          <table:table-cell office:value-type="string">
            <text:p>Transmission Reference</text:p>
          </table:table-cell>
          <table:table-cell office:value-type="string">
            <text:p>-</text:p>
          </table:table-cell>
          <table:table-cell office:value-type="string">
            <text:p>photoshop:TransmissionReference</text:p>
          </table:table-cell>
          <table:table-cell office:value-type="string">
            <text:p>jobId</text:p>
          </table:table-cell>
          <table:table-cell table:number-columns-repeated="251"/>
        </table:table-row>
        <table:table-row table:style-name="ro1">
          <table:table-cell table:number-columns-repeated="3" table:style-name="ce25" office:value-type="string">
            <text:p>-</text:p>
          </table:table-cell>
          <table:table-cell table:style-name="ce25" office:value-type="string">
            <text:p>Iptc4xmpCore:Scene</text:p>
          </table:table-cell>
          <table:table-cell table:style-name="ce25" office:value-type="string">
            <text:p>scene</text:p>
          </table:table-cell>
          <table:table-cell table:style-name="ce25" table:number-columns-repeated="251"/>
        </table:table-row>
        <table:table-row table:style-name="ro1">
          <table:table-cell table:style-name="ce25" office:value-type="string">
            <text:p>Subject Reference</text:p>
          </table:table-cell>
          <table:table-cell table:number-columns-repeated="2" table:style-name="ce25" office:value-type="string">
            <text:p>-</text:p>
          </table:table-cell>
          <table:table-cell table:style-name="ce25" office:value-type="string">
            <text:p>Iptc4xmpCore:SubjectCode</text:p>
          </table:table-cell>
          <table:table-cell table:style-name="ce25" office:value-type="string">
            <text:p>subjectCode</text:p>
          </table:table-cell>
          <table:table-cell table:style-name="ce25" table:number-columns-repeated="251"/>
        </table:table-row>
        <table:table-row table:style-name="ro1">
          <table:table-cell table:style-name="ce25"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8">
          <table:table-cell table:style-name="ce45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4" office:value-type="string">
            <text:p>IPTC Core property</text:p>
          </table:table-cell>
          <table:table-cell table:style-name="ce44" office:value-type="string">
            <text:p>Table</text:p>
          </table:table-cell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46" office:value-type="string">
            <text:p>CopyrightNotice</text:p>
            <text:p>Creator</text:p>
            <text:p>Provider</text:p>
            <text:p>RightsUsageTerms</text:p>
            <text:p>Source</text:p>
            <text:p>Instructions</text:p>
            <text:p>CreatorJobTitle</text:p>
            <text:p>Credit (legacy) = Provider</text:p>
            <text:p>Author (legacy) = Creator</text:p>
          </table:table-cell>
          <table:table-cell table:style-name="ce46" office:value-type="string">
            <text:p>ImageCopyright</text:p>
          </table:table-cell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46" office:value-type="string">
            <text:p>CountryCode, Country</text:p>
            <text:p>City Location Province/State</text:p>
            <text:p>IntellectualGenre</text:p>
            <text:p>JobID</text:p>
            <text:p>Scene</text:p>
            <text:p>SubjectCode</text:p>
          </table:table-cell>
          <table:table-cell table:style-name="ce46" office:value-type="string">
            <text:p>ImageProperties (if needed + when supported)</text:p>
            <text:p>namespace </text:p>
          </table:table-cell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46" office:value-type="string">
            <text:p>Description</text:p>
            <text:p>DescriptionWriter</text:p>
            <text:p>Headline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Created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Keywords</text:p>
          </table:table-cell>
          <table:table-cell table:style-name="ce46" office:value-type="string">
            <text:p>Tag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8">
          <table:table-cell table:style-name="ce45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Dublin Core property</text:p>
          </table:table-cell>
          <table:table-cell table:style-name="ce44" office:value-type="string">
            <text:p>Table</text:p>
          </table:table-cell>
          <table:table-cell table:number-columns-repeated="254"/>
        </table:table-row>
        <table:table-row table:style-name="ro12">
          <table:table-cell table:style-name="ce4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46" office:value-type="string">
            <text:p>ImageCopyright</text:p>
          </table:table-cell>
          <table:table-cell table:number-columns-repeated="254"/>
        </table:table-row>
        <table:table-row table:style-name="ro13">
          <table:table-cell table:style-name="ce46" office:value-type="string">
            <text:p>description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0">
          <table:table-cell table:style-name="ce4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4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subject</text:p>
          </table:table-cell>
          <table:table-cell table:style-name="ce4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8">
          <table:table-cell table:style-name="Default" table:number-columns-repeated="2"/>
          <table:table-cell table:number-columns-repeated="254"/>
        </table:table-row>
        <table:table-row table:style-name="ro1" table:number-rows-repeated="6548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6">16.05.2008</text:date>, <text:time>14:1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digiKam database schema</dc:title>
    <dc:description>new digiKam database contents used with 0.10.0 release</dc:description>
    <dc:subject>database contents</dc:subject>
    <meta:creation-date>2007-09-05T07:57:56</meta:creation-date>
    <dc:creator>Marcel Wiesweg</dc:creator>
    <dc:date>2008-05-16T14:16:55</dc:date>
    <meta:keyword>database digiKam</meta:keyword>
    <meta:editing-cycles>42</meta:editing-cycles>
    <meta:editing-duration>P2DT1H26M37S</meta:editing-duration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  <meta:document-statistic meta:table-count="5" meta:cell-count="645"/>
  </office:meta>
</office:document-meta>
</file>